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2000000320285C5A53A0D90AD1.png" manifest:media-type="image/png"/>
  <manifest:file-entry manifest:full-path="Pictures/100002010000012C0000012C0A481ECCC24E594A.png" manifest:media-type="image/png"/>
  <manifest:file-entry manifest:full-path="Pictures/10000201000007ED0000011712589DD7483388C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top="1.411cm" fo:margin-bottom="0cm" style:contextual-spacing="false" fo:line-height="100%" fo:background-color="transparent" fo:padding="0cm" fo:border="none" style:shadow="none"/>
    </style:style>
    <style:style style:name="P2" style:family="paragraph" style:parent-style-name="normal">
      <loext:graphic-properties draw:fill="none" draw:fill-color="#ffffff"/>
      <style:paragraph-properties fo:margin-left="-2.54cm" fo:margin-right="0cm" fo:margin-top="0.353cm" fo:margin-bottom="0cm" style:contextual-spacing="false" fo:line-height="100%" fo:text-indent="0cm" style:auto-text-indent="false" fo:background-color="transparent" fo:padding="0cm" fo:border="none" style:shadow="none"/>
      <style:text-properties fo:font-size="10pt" style:font-size-asian="10pt" style:font-size-complex="10pt"/>
    </style:style>
    <style:style style:name="P3" style:family="paragraph" style:parent-style-name="normal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loext:graphic-properties draw:fill="none" draw:fill-color="#ffffff"/>
      <style:paragraph-properties fo:background-color="transparent" fo:padding="0cm" fo:border="none" style:shadow="none"/>
    </style:style>
    <style:style style:name="P5" style:family="paragraph" style:parent-style-name="Text_20_body">
      <style:paragraph-properties fo:margin-left="115.572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ubtitle">
      <loext:graphic-properties draw:fill="none" draw:fill-color="#ffffff"/>
      <style:paragraph-properties fo:background-color="transparent" fo:padding="0cm" fo:border="none" style:shadow="none"/>
      <style:text-properties fo:color="#ff9188" loext:opacity="100%"/>
    </style:style>
    <style:style style:name="P9" style:family="paragraph" style:parent-style-name="Heading_20_1">
      <loext:graphic-properties draw:fill="none" draw:fill-color="#ffffff"/>
      <style:paragraph-properties fo:background-color="transparent" fo:padding="0cm" fo:border="none" style:shadow="none"/>
      <style:text-properties fo:color="#03e9cc" loext:opacity="100%" style:font-name="Comic Sans MS" style:font-name-asian="Comic Sans MS1" style:font-name-complex="Comic Sans MS1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normal" style:master-page-name="First_20_Page">
      <loext:graphic-properties draw:fill="none" draw:fill-color="#ffffff"/>
      <style:paragraph-properties fo:margin-left="-0.026cm" fo:margin-right="0cm" fo:margin-top="0cm" fo:margin-bottom="0cm" style:contextual-spacing="false" fo:line-height="100%" fo:text-indent="0cm" style:auto-text-indent="false" style:page-number="1" fo:background-color="transparent" fo:padding="0cm" fo:border="none" style:shadow="none"/>
      <style:text-properties fo:color="#ff9188" loext:opacity="100%" fo:font-size="20pt" fo:font-weight="bold" style:font-size-asian="20pt" style:font-weight-asian="bold" style:font-size-complex="20pt"/>
    </style:style>
    <style:style style:name="P12" style:family="paragraph" style:parent-style-name="normal">
      <loext:graphic-properties draw:fill="none" draw:fill-color="#ffffff"/>
      <style:paragraph-properties fo:margin-left="-0.026cm" fo:margin-right="0cm" fo:margin-top="0cm" fo:margin-bottom="0cm" style:contextual-spacing="false" fo:line-height="100%" fo:text-indent="0cm" style:auto-text-indent="false" fo:background-color="transparent" fo:padding="0cm" fo:border="none" style:shadow="none"/>
      <style:text-properties fo:color="#ff9188" loext:opacity="100%" fo:font-size="20pt" fo:font-weight="bold" style:font-size-asian="20pt" style:font-weight-asian="bold" style:font-size-complex="20pt"/>
    </style:style>
    <style:style style:name="P13" style:family="paragraph" style:parent-style-name="normal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shadow="none"/>
      <style:text-properties fo:font-size="10pt" style:font-size-asian="10pt" style:font-size-complex="10pt"/>
    </style:style>
    <style:style style:name="T1" style:family="text">
      <style:text-properties fo:color="#e01b84" loext:opacity="100%" fo:font-size="12pt" style:font-size-asian="12pt" style:font-size-complex="12pt"/>
    </style:style>
    <style:style style:name="T2" style:family="text">
      <style:text-properties officeooo:rsid="00072dc5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#ffd7d7" style:background-transparency="0%" draw:fill="solid" draw:fill-color="#ffd7d7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2.01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#f7d1d5" style:background-transparency="0%" draw:fill="solid" draw:fill-color="#f7d1d5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Herramientas Emocionales</text:p>
      <text:p text:style-name="P13"><text:line-break/>Facilitadora Ana Emilia</text:p>
      <text:p text:style-name="P13">Desde lo transpersonal</text:p>
      <text:p text:style-name="P13">www.herramientasemcionales.com</text:p>
      <text:p text:style-name="P8"/>
      <text:p text:style-name="P9"><text:bookmark text:name="_rrar1dgps27e"/>8 actividades básicas para aprender a amarse a uno mismo</text:p>
      <text:p text:style-name="P6"/>
      <text:p text:style-name="P6">¿Qué te aportarán los 8 videos de 5 minutos c/u y el entrenamiento que quiero compartirte?</text:p>
      <text:p text:style-name="P6">Están enfocados a proporcionar caminos que puedes transitar con las prácticas y activar a tu inconsciente.</text:p>
      <text:p text:style-name="P6">Si solo los ves no funcionará, es importante tomar acción y hacer que las cosas sucedan. Nadie lo hará por ti.</text:p>
      <text:p text:style-name="P6">Son para aquellas personas que desean subir su autoestima y participar en el viaje del conocimiento de sí mismo. Abandonar las viejas creencias y empezar a experimentar la vida. Dejar de buscar el amor fuera de nosotros y convertirnos en la fuente del mismo. </text:p>
      <text:p text:style-name="P5"/>
      <text:p text:style-name="P6">Aprender a amar nuestro cuerpo, sexualidad, sentimientos, incluso aquellos que no nos gustan. Liberarnos de la culpa, la ira, el miedo y la frustración.</text:p>
      <text:p text:style-name="P5"/>
      <text:p text:style-name="P6">Ejercicios con poca teoría, vamos al grano.</text:p>
      <text:p text:style-name="P6">Sencillos, prácticos, amenos y fáciles de recordar te ofrecen un enfoque nuevo para tratar tus sentimientos.</text:p>
      <text:p text:style-name="P6">¿Cómo lo harás?</text:p>
      <text:p text:style-name="P6">Un video al día durante 8 días seguidos a ser posible a la misma hora y lugar.</text:p>
      <text:p text:style-name="P6">Cada ejercicio lo verás por completo, tienen una media es de 5 minutos de duración y luego harás la práctica, toma apuntes de las emociones y observarlas de cerca con amor sintiendo la compasión a ti misma/o.</text:p>
      <text:p text:style-name="P6">Antes de comenzar asegúrate de permanecer en un lugar cómodo, sin ruidos y sin que nadie interrumpa este tiempo de estar contigo misma/o.</text:p>
      <text:p text:style-name="P6">Algunos ejercicios se pueden practicar en solitario, mientras que otros requieren la presencia de una segunda persona.</text:p>
      <text:p text:style-name="P6"><text:soft-page-break/>Si lo haces sola/o necesitarás repetir los audios otra vez para seguir las instrucciones con mi voz que te acompañará cada día. Reconocerás los que tienes que volver a escuchar porque te pediré que cierres los ojos mientras lo haces.</text:p>
      <text:p text:style-name="P5"/>
      <text:p text:style-name="P6">Este es un viaje de trabajo y repito no funcionará si solo ves los videos. Necesitarás agendar entre 20 y 35 minutos cada día y con garantía de que será un gran aporte para ti y te conmoverá. Verás que a medida que pasen los días los sentimientos hacia ti irán cambiando y también su calidad.</text:p>
      <text:p text:style-name="P5"/>
      <text:p text:style-name="P6">Sobre las actividades a realizar han sido probadas por más de 10 años en talleres y seminarios con resultados útiles para que aprendas a experimentar más amor y armonía.</text:p>
      <text:p text:style-name="P5"/>
      <text:p text:style-name="P6">El creador de estas actividades es</text:p>
      <text:p text:style-name="P6">Gay Hendricks psicólogo, escritor y profesor en el campo del crecimiento personal, las relaciones y la inteligencia corporal. Tiene 76 años con educación en la Universidad de Stanford.</text:p>
      <text:p text:style-name="P5"/>
      <text:p text:style-name="P6">El camino comienza por aquí, si quieres continuar te facilitaré mucho más en profundidad bloques más de actividades.</text:p>
      <text:p text:style-name="P6"/>
      <text:p text:style-name="P7">Te “levantaré el espejo” para que hables contigo mism<text:span text:style-name="T2">a</text:span>.</text:p>
      <text:p text:style-name="Standard">El motivo: la clave reside en tí. Tú tienes la solución y encontrar<text:span text:style-name="T2">as</text:span> en tu interior. Vive, descubre y disfruta de tu camino. ¿Te acompaño?</text:p>
      <text:p text:style-name="P6"/>
      <text:p text:style-name="P5"/>
      <text:p text:style-name="P6">Un abrazo, Ana Emilia Valvassori </text:p>
      <text:p text:style-name="P6">hola@herramientasemocionales.com</text:p>
      <text:p text:style-name="P5"/>
      <text:p text:style-name="P5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loext:opacity="100%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loext:opacity="100%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left="-0.026cm" fo:margin-right="0cm" fo:margin-top="0.353cm" fo:margin-bottom="0cm" style:contextual-spacing="false" fo:line-height="139%" fo:text-align="start" style:justify-single-word="false" fo:orphans="2" fo:widows="2" fo:text-indent="0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cm" style:contextual-spacing="false" fo:line-height="100%"/>
      <style:text-properties fo:color="#000000" loext:opacity="100%" fo:font-size="21pt" style:font-size-asian="21pt" style:font-size-complex="21pt"/>
    </style:style>
    <style:style style:name="Heading_20_2" style:display-name="Heading 2" style:family="paragraph" style:parent-style-name="normal" style:next-style-name="normal" style:default-outline-level="" style:class="text">
      <style:paragraph-properties fo:line-height="100%"/>
      <style:text-properties fo:color="#000000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line-height="100%"/>
      <style:text-properties fo:color="#e01b84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cm" fo:margin-bottom="0cm" style:contextual-spacing="false" fo:line-height="100%" fo:keep-together="always" fo:keep-with-next="always"/>
      <style:text-properties fo:color="#6d64e8" loext:opacity="100%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706cm" fo:margin-bottom="0cm" style:contextual-spacing="false" fo:line-height="100%"/>
      <style:text-properties fo:color="#283592" loext:opacity="100%" fo:font-size="34pt" style:font-size-asian="34pt" style:font-size-complex="34pt"/>
    </style:style>
    <style:style style:name="Subtitle" style:family="paragraph" style:parent-style-name="normal" style:next-style-name="normal" style:default-outline-level="" style:class="chapter">
      <style:text-properties fo:color="#e01b84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top="1.411cm" fo:margin-bottom="0cm" style:contextual-spacing="false" fo:line-height="100%" fo:background-color="transparent" fo:padding="0cm" fo:border="none" style:shadow="none"/>
    </style:style>
    <style:style style:name="MP2" style:family="paragraph" style:parent-style-name="normal">
      <loext:graphic-properties draw:fill="none" draw:fill-color="#ffffff"/>
      <style:paragraph-properties fo:margin-left="-2.54cm" fo:margin-right="0cm" fo:margin-top="0.353cm" fo:margin-bottom="0cm" style:contextual-spacing="false" fo:line-height="100%" fo:text-indent="0cm" style:auto-text-indent="false" fo:background-color="transparent" fo:padding="0cm" fo:border="none" style:shadow="none"/>
      <style:text-properties fo:font-size="10pt" style:font-size-asian="10pt" style:font-size-complex="10pt"/>
    </style:style>
    <style:style style:name="MP3" style:family="paragraph" style:parent-style-name="normal">
      <loext:graphic-properties draw:fill="none" draw:fill-color="#ffffff"/>
      <style:paragraph-properties fo:background-color="transparent" fo:padding="0cm" fo:border="none" style:shadow="none"/>
    </style:style>
    <style:style style:name="MP4" style:family="paragraph" style:parent-style-name="normal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MT1" style:family="text">
      <style:text-properties fo:color="#e01b84" loext:opacity="100%"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#f7d1d5" style:background-transparency="0%" draw:fill="solid" draw:fill-color="#f7d1d5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2.01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#ffd7d7" style:background-transparency="0%" draw:fill="solid" draw:fill-color="#ffd7d7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text:span text:style-name="MT1"><text:s/></text:span><draw:frame draw:style-name="Mfr1" draw:name="image6.png" text:anchor-type="char" svg:x="15.901cm" svg:y="-0.185cm" svg:width="3.175cm" svg:height="3.175cm" draw:z-index="3"><draw:image xlink:href="Pictures/100002010000012C0000012C0A481ECCC24E594A.png" xlink:type="simple" xlink:show="embed" xlink:actuate="onLoad" draw:mime-type="image/png"/><svg:desc>gráfico de la esquina</svg:desc></draw:frame></text:p>
      </style:header>
      <style:footer>
        <text:p text:style-name="MP2"><draw:frame draw:style-name="Mfr2" draw:name="Imagen1" text:anchor-type="char" svg:x="-2.566cm" svg:y="0.279cm" svg:width="21.643cm" svg:height="2.96cm" draw:z-index="0"><draw:image xlink:href="Pictures/10000201000007ED0000011712589DD7483388C7.png" xlink:type="simple" xlink:show="embed" xlink:actuate="onLoad" draw:mime-type="image/png"/><svg:desc>gráfico del pie de página</svg:desc></draw:frame></text:p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3" draw:name="image5.png" text:anchor-type="char" svg:x="12.647cm" svg:y="-0.159cm" svg:width="6.338cm" svg:height="6.338cm" draw:z-index="2"><draw:image xlink:href="Pictures/100002010000032000000320285C5A53A0D90AD1.png" xlink:type="simple" xlink:show="embed" xlink:actuate="onLoad" draw:mime-type="image/png"/><svg:desc>geometric_corner.png</svg:desc></draw:frame></text:p>
      </style:header>
      <style:footer>
        <text:p text:style-name="MP4"><draw:frame draw:style-name="Mfr4" draw:name="image7.png" text:anchor-type="char" svg:x="-2.566cm" svg:y="0.295cm" svg:width="21.643cm" svg:height="2.96cm" draw:z-index="1"><draw:image xlink:href="Pictures/10000201000007ED0000011712589DD7483388C7.png" xlink:type="simple" xlink:show="embed" xlink:actuate="onLoad" draw:mime-type="image/png"/><svg:desc>gráfico del pie de página</svg:desc></draw:frame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22:39:15.247000000</dc:date>
    <meta:editing-duration>PT2H31M18S</meta:editing-duration>
    <meta:editing-cycles>2</meta:editing-cycles>
    <meta:generator>LibreOffice/7.0.3.1$Windows_X86_64 LibreOffice_project/d7547858d014d4cf69878db179d326fc3483e082</meta:generator>
    <meta:document-statistic meta:table-count="0" meta:image-count="4" meta:object-count="0" meta:page-count="2" meta:paragraph-count="28" meta:word-count="478" meta:character-count="2869" meta:non-whitespace-character-count="2415"/>
  </office:meta>
</office:document-meta>
</file>